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8" style:family="table">
      <style:table-properties style:width="6.925in" table:align="margins" style:writing-mode="lr-tb"/>
    </style:style>
    <style:style style:name="Tabelle8.A" style:family="table-column">
      <style:table-column-properties style:column-width="2.0424in" style:rel-column-width="19331*"/>
    </style:style>
    <style:style style:name="Tabelle8.B" style:family="table-column">
      <style:table-column-properties style:column-width="4.8826in" style:rel-column-width="46204*"/>
    </style:style>
    <style:style style:name="Tabel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8.B1" style:family="table-cell">
      <style:table-cell-properties fo:padding="0.0382in" fo:border="0.05pt solid #000000"/>
    </style:style>
    <style:style style:name="Tabelle8.A2" style:family="table-cell">
      <style:table-cell-properties fo:padding="0.0382in" fo:border-left="0.05pt solid #000000" fo:border-right="none" fo:border-top="none" fo:border-bottom="0.05pt solid #000000"/>
    </style:style>
    <style:style style:name="Tabel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.0799in" fo:margin-bottom="0.0799in"/>
      <style:text-properties style:font-name="Arial" fo:font-size="12pt" style:font-size-asian="12pt" style:font-size-complex="12pt"/>
    </style:style>
    <style:style style:name="P3" style:family="paragraph" style:parent-style-name="Heading_20_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in" fo:margin-bottom="0.0835in"/>
    </style:style>
    <style:style style:name="P5" style:family="paragraph" style:parent-style-name="Table_20_Contents">
      <style:paragraph-properties fo:margin-top="0.0799in" fo:margin-bottom="0.0799in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margin-top="0.0799in" fo:margin-bottom="0.0799in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ethods for Warming up</text:span></text:p>
      <text:p text:style-name="P4"><text:span text:style-name="T2">The general strategy for warming up is to let your trainees know they are doing well at the very beginning. To achieve that, st</text:span>art with something short &amp; easy. Do a small interactive exercise at the very beginning that you are 100% sure of that all trainees are able to solve. This builds self-confidence towards the exercises that follow. You can warm-up while introducing a new topic, but also to repeat some content from the previous lesson.</text:p>
      <text:p text:style-name="P4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6">method</text:p>
          </table:table-cell>
          <table:table-cell table:style-name="Tabelle8.B1" office:value-type="string">
            <text:p text:style-name="P6">description</text:p>
          </table:table-cell>
        </table:table-row>
        <table:table-row>
          <table:table-cell table:style-name="Tabelle8.A2" office:value-type="string">
            <text:p text:style-name="P5">Say hello</text:p>
          </table:table-cell>
          <table:table-cell table:style-name="Tabelle8.B2" office:value-type="string">
            <text:p text:style-name="P5">Always greet your class (it is very awkward if forgotten, so even after years I write this into my lesson plans)</text:p>
          </table:table-cell>
        </table:table-row>
        <table:table-row>
          <table:table-cell table:style-name="Tabelle8.A2" office:value-type="string">
            <text:p text:style-name="P5">Title</text:p>
          </table:table-cell>
          <table:table-cell table:style-name="Tabelle8.B2" office:value-type="string">
            <text:p text:style-name="P5">Always show and announce the title of your teaching unit.</text:p>
          </table:table-cell>
        </table:table-row>
        <table:table-row>
          <table:table-cell table:style-name="Tabelle8.A2" office:value-type="string">
            <text:p text:style-name="P5">Overview</text:p>
          </table:table-cell>
          <table:table-cell table:style-name="Tabelle8.B2" office:value-type="string">
            <text:p text:style-name="P5">Providing an overview of the topics to come. Just keep it short. Nobody wants to see the whole syllabus at the start.</text:p>
          </table:table-cell>
        </table:table-row>
        <table:table-row>
          <table:table-cell table:style-name="Tabelle8.A2" office:value-type="string">
            <text:p text:style-name="P5">Stories with mistakes</text:p>
          </table:table-cell>
          <table:table-cell table:style-name="Tabelle8.B2" office:value-type="string">
            <text:p text:style-name="P2">Tell or read a story in which three mistakes are to be found.</text:p>
          </table:table-cell>
        </table:table-row>
        <table:table-row>
          <table:table-cell table:style-name="Tabelle8.A2" office:value-type="string">
            <text:p text:style-name="P5">Open question</text:p>
          </table:table-cell>
          <table:table-cell table:style-name="Tabelle8.B2" office:value-type="string">
            <text:p text:style-name="P5">Start with an open question and give people time to think.</text:p>
          </table:table-cell>
        </table:table-row>
        <table:table-row>
          <table:table-cell table:style-name="Tabelle8.A2" office:value-type="string">
            <text:p text:style-name="P5">Yes/no questions</text:p>
          </table:table-cell>
          <table:table-cell table:style-name="Tabelle8.B2" office:value-type="string">
            <text:p text:style-name="P5">Involve the group by raising hands on the options.</text:p>
          </table:table-cell>
        </table:table-row>
        <table:table-row>
          <table:table-cell table:style-name="Tabelle8.A2" office:value-type="string">
            <text:p text:style-name="P5">Upside down</text:p>
          </table:table-cell>
          <table:table-cell table:style-name="Tabelle8.B2" office:value-type="string">
            <text:p text:style-name="P5">Ask a question for the opposite (e.g.<text:span text:style-name="T3"> “How to make the worst possible seminar?”</text:span>). Makes students think and suggests better ways to do it.</text:p>
          </table:table-cell>
        </table:table-row>
      </table:table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835in" fo:text-align="center" style:justify-single-word="false" fo:keep-with-next="always"/>
      <style:text-properties style:font-name="Verdana" fo:font-size="31pt" fo:font-weight="bold" style:font-size-asian="31pt" style:font-weight-asian="bold" style:font-size-complex="16pt" style:font-weight-complex="bold"/>
    </style:style>
    <style:style style:name="Heading_20_3" style:display-name="Heading 3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Verdana" fo:font-size="16pt" fo:font-weight="bold" style:font-size-asian="16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835in" fo:keep-with-next="always"/>
      <style:text-properties style:font-name="Verdana" fo:font-size="18pt" fo:font-weight="bold" style:font-size-asian="18pt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emis </meta:initial-creator>
    <meta:creation-date>2014-10-27T18:43:16</meta:creation-date>
    <dc:date>2014-10-27T18:44:06</dc:date>
    <dc:creator>Academis </dc:creator>
    <meta:editing-duration>P0D</meta:editing-duration>
    <meta:editing-cycles>1</meta:editing-cycles>
    <meta:document-statistic meta:table-count="1" meta:image-count="0" meta:object-count="0" meta:page-count="1" meta:paragraph-count="18" meta:word-count="206" meta:character-count="1158" meta:non-whitespace-character-count="970"/>
    <meta:generator>LibreOffice/3.5$Linux_X86_64 LibreOffice_project/350m1$Build-2</meta:generator>
  </office:meta>
</office:document-meta>
</file>